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d7db" officeooo:paragraph-rsid="001c8602"/>
    </style:style>
    <style:style style:name="P2" style:family="paragraph" style:parent-style-name="Standard">
      <style:text-properties officeooo:rsid="0016d7db" officeooo:paragraph-rsid="001d55d9"/>
    </style:style>
    <style:style style:name="P3" style:family="paragraph" style:parent-style-name="Standard">
      <style:text-properties officeooo:rsid="0016d7db" officeooo:paragraph-rsid="0023b957"/>
    </style:style>
    <style:style style:name="P4" style:family="paragraph" style:parent-style-name="Standard">
      <style:text-properties officeooo:rsid="0016d7db" officeooo:paragraph-rsid="001c8602"/>
    </style:style>
    <style:style style:name="P5" style:family="paragraph" style:parent-style-name="Standard">
      <style:text-properties officeooo:rsid="0016d7db" officeooo:paragraph-rsid="00251f7e"/>
    </style:style>
    <style:style style:name="P6" style:family="paragraph" style:parent-style-name="Standard">
      <style:text-properties fo:color="#ff3333" officeooo:rsid="0016d7db" officeooo:paragraph-rsid="001d55d9"/>
    </style:style>
    <style:style style:name="P7" style:family="paragraph" style:parent-style-name="Standard">
      <style:text-properties officeooo:rsid="001d55d9" officeooo:paragraph-rsid="001d55d9"/>
    </style:style>
    <style:style style:name="T1" style:family="text">
      <style:text-properties officeooo:rsid="001e768d"/>
    </style:style>
    <style:style style:name="T2" style:family="text">
      <style:text-properties officeooo:rsid="00217c9c"/>
    </style:style>
    <style:style style:name="T3" style:family="text">
      <style:text-properties officeooo:rsid="00226879"/>
    </style:style>
    <style:style style:name="T4" style:family="text">
      <style:text-properties officeooo:rsid="0023992f"/>
    </style:style>
    <style:style style:name="T5" style:family="text">
      <style:text-properties officeooo:rsid="0023b957"/>
    </style:style>
    <style:style style:name="T6" style:family="text">
      <style:text-properties fo:color="#000000"/>
    </style:style>
    <style:style style:name="T7" style:family="text">
      <style:text-properties fo:color="#000000" officeooo:rsid="0023b957"/>
    </style:style>
    <style:style style:name="T8" style:family="text">
      <style:text-properties officeooo:rsid="00251f7e"/>
    </style:style>
    <style:style style:name="T9" style:family="text">
      <style:text-properties officeooo:rsid="00254f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话术</text:p>
      <text:p text:style-name="P2">学生-大四</text:p>
      <text:p text:style-name="P2"/>
      <text:p text:style-name="P6">字符：异议处理</text:p>
      <text:p text:style-name="P2">T：TMK</text:p>
      <text:p text:style-name="P2">C：Customer</text:p>
      <text:p text:style-name="P2"/>
      <text:p text:style-name="P2">T：您好，请问您是李先生吗？</text:p>
      <text:p text:style-name="P2">C：是的。</text:p>
      <text:p text:style-name="P2">T：这里是美联英语，我是课程助理Tony，昨天我们同事帮您申请了一次英语咨询体验名额，您还有印象吧？</text:p>
      <text:p text:style-name="P2">C：是的。</text:p>
      <text:p text:style-name="P2">T：非常感谢您对美联的关注，今天给您来电是想做个简单的英语兴趣回访。</text:p>
      <text:p text:style-name="P2">T：李先生，想了解以下，您现在是工作了？还是在校学生呢？</text:p>
      <text:p text:style-name="P7">C：学生。</text:p>
      <text:p text:style-name="P1">T：冒昧地问一下，您现在是读哪个年级啊？</text:p>
      <text:p text:style-name="P1">C：大四。</text:p>
      <text:p text:style-name="P1"><text:span text:style-name="T1">(</text:span>T：那快毕业了啊，您是接着读研究生，还是要踏入工作了啊？</text:p>
      <text:p text:style-name="P1">C：准备工作了。</text:p>
      <text:p text:style-name="P1">T：哪个专业的啊<text:span text:style-name="T2">？</text:span>工作找好了吗？最近在实习吗？其实在找工作时，很多公司会有英语方面的需求<text:span text:style-name="T2">，英语好的话，会很有优势的。</text:span></text:p>
      <text:p text:style-name="P1">C：<text:span text:style-name="T1">)</text:span></text:p>
      <text:p text:style-name="P1">T：您想要了解英语学习的主要目的是什么呢？</text:p>
      <text:p text:style-name="P1">C：找工作/面试/学习</text:p>
      <text:p text:style-name="P1">T：李先生，能问一下，您现在英语基础如何呢？</text:p>
      <text:p text:style-name="P1">C：还好吧。</text:p>
      <text:p text:style-name="P1">T：您大学时考过相关的等级证书吗？</text:p>
      <text:p text:style-name="P1">C：没有。</text:p>
      <text:p text:style-name="P1">T：您觉得您目前急需提升的是英语的哪方面?</text:p>
      <text:p text:style-name="P1">C：都要提升吧<text:span text:style-name="T3">。</text:span></text:p>
      <text:p text:style-name="P1">T：好的<text:span text:style-name="T4">，您有想过大概要提升到什么程度呢？</text:span></text:p>
      <text:p text:style-name="P1">C：没有想过<text:span text:style-name="T4">。</text:span></text:p>
      <text:p text:style-name="P1">T：您刚才说还没签下工作<text:span text:style-name="T4">，像现在很多行业，有英语特长在面试时都会是加分项。您如果没有考过英语相关的证书，但是在培训经历上写相关的英语培训经历，公司也会优先考虑的。像咱们的英语能力证书目前在全国500强企业都是认可的，含金量非常高，对于您将来找工作会有帮助的。T</text:span>：嗯<text:span text:style-name="T5">。能问您以下，您在学校里，是不喜欢英语学习，还是对英语有兴趣，但是找不到好的学习方法？</text:span></text:p>
      <text:p text:style-name="P1"><text:span text:style-name="T8">C</text:span>：有兴趣<text:span text:style-name="T5">。</text:span></text:p>
      <text:p text:style-name="P3"><text:span text:style-name="T8">T</text:span>：<text:span text:style-name="T6">有兴趣就好啊，这样学习起英语来就不会感到无聊了。关于学习方法</text:span><text:span text:style-name="T7">，其实学习英语或者学习一门语言，最重要的方法就是要坚持不断的学习。像咱们在校园里，一个班几十个人，老师也不能掌握每个学生的学习进度，只能通过考试检查、督促大家的学习。老师的精力也只能放在少数学生身上，就会有些人越来越喜欢英语，有些人就对英语越来越没感觉，您说是吧？</text:span></text:p>
      <text:p text:style-name="P1"><text:span text:style-name="T8">C</text:span>：嗯。</text:p>
      <text:p text:style-name="P1"><text:span text:style-name="T8">T</text:span>：咱们美联都是不超过四个人的小班授课<text:span text:style-name="T5">，老师对学员关注多，能照顾到每个学员的学习进度，学习效果也更有保障。而且咱们咱们的每个学员都会有课程顾问、学习指导、中、外教四个老师，能够真正关注每个学员的学习，保证学员的学习效果。</text:span></text:p>
      <text:p text:style-name="P1">C：嗯<text:span text:style-name="T8">。</text:span></text:p>
      <text:p text:style-name="P1">T：我这次给您来电只是要帮您预约这个体验名额<text:span text:style-name="T8">，具体怎么样，您可以体验过后感受一下。</text:span></text:p>
      <text:p text:style-name="P1"><text:soft-page-break/>C：嗯<text:span text:style-name="T8">。</text:span></text:p>
      <text:p text:style-name="P5">T：李先生，我这边显示您是在天河书城那边登记的英语学习卡片，您是在那边住还是在那边工作啊？</text:p>
      <text:p text:style-name="P5">C：工作。</text:p>
      <text:p text:style-name="P5">T：那您工作的地方应该离那边很近吧。</text:p>
      <text:p text:style-name="P5">C：还好，不太远。</text:p>
      <text:p text:style-name="P5">T：您平常几点下班啊<text:span text:style-name="T8">？</text:span></text:p>
      <text:p text:style-name="P5">C：<text:span text:style-name="T8">7</text:span>点<text:span text:style-name="T8">。</text:span></text:p>
      <text:p text:style-name="P5">T：刚好今天晚上8点，我们的天河校区会举办英语沙龙活动，您可以过去感受一下我们的英语学习氛围，而且，我们会有专业的英语老师，给您分享好的英语学习方法<text:span text:style-name="T8">，</text:span>帮您解决您在英语学习中遇到的障碍，疑惑等，不管您以后想要报班学习英语<text:span text:style-name="T8">，还是怎么样，对您都是有帮助的。</text:span></text:p>
      <text:p text:style-name="P1">C：好的</text:p>
      <text:p text:style-name="P5">T：您看我帮您预约今晚八点的体验席位可以吗？</text:p>
      <text:p text:style-name="P5">C：好的。</text:p>
      <text:p text:style-name="P5">T：好的，稍后我会将详细的地址发送到您的手机上，课程开始前会有校区的人员给您打电话接您。您到时候找不到校区，也可以联系我。再次跟您确认以下，是帮您预约今晚<text:span text:style-name="T9">8：00天河维多利亚校区的体验名额，有帮您申请老师和学习资料，大家都是准时出席的，您今晚8点准时出席没问题，对吧？</text:span></text:p>
      <text:p text:style-name="P5">C：可以啊。</text:p>
      <text:p text:style-name="P5">T：好的，我是用您的手机号码帮您预约的，今晚您到了校区，和前台客服说您是有电话预约的，填写一份来访登记表扫描二维码就可以帮您安排老师了。</text:p>
      <text:p text:style-name="P5">C：好的。</text:p>
      <text:p text:style-name="P5">T：感谢您的接听，祝您生活愉快，再见！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8:31:12.797895518</meta:creation-date>
    <dc:date>2018-03-11T21:54:06.759383781</dc:date>
    <meta:editing-duration>PT1H7M13S</meta:editing-duration>
    <meta:editing-cycles>7</meta:editing-cycles>
    <meta:generator>LibreOffice/5.1.6.2$Linux_x86 LibreOffice_project/10m0$Build-2</meta:generator>
    <meta:document-statistic meta:table-count="0" meta:image-count="0" meta:object-count="0" meta:page-count="2" meta:paragraph-count="51" meta:word-count="1405" meta:character-count="1421" meta:non-whitespace-character-count="1421"/>
  </office:meta>
</office:document-meta>
</file>